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Az összes beállítás lekérdezése: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9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Váltás a kívánt ágr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11" office:value-type="string" calcext:value-type="string">
            <text:p>Tolja az ágot a távoli lerakatb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push origin &lt;branch-name&gt; </text:p>
          </table:table-cell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12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12" office:value-type="string" calcext:value-type="string">
            <text:p>robocopy "project\Penzvalto" "backend" /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.00.00</text:date>, <text:time style:data-style-name="N2" text:time-value="03:01:24.72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3.2$Windows_X86_64 LibreOffice_project/48a6bac9e7e268aeb4c3483fcf825c94556d9f92</meta:generator>
    <dc:date>2025-01-08T04:35:08.381000000</dc:date>
    <meta:editing-duration>PT6H26M6S</meta:editing-duration>
    <meta:editing-cycles>5</meta:editing-cycles>
    <meta:document-statistic meta:table-count="5" meta:cell-count="66" meta:object-count="0"/>
  </office:meta>
</office:document-meta>
</file>